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2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m einen umweltfreundliches Buero zu haben, man muss den Elektrizitaet (die Strom) sparen.</text:p>
      <text:p text:style-name="P1">Wie erhalt man das? Ganz einfach: nur oekologische Birnen muessen benutzt werden, die Computer muessen waehrend der Nacht angehalten werden. Im Gegenteil, bei unsere Firma funktionieren alles Computer tag-und nachtsueber, deshalb verbrauchen sie viele Strom, die nur 20% nuetzlich verwendet wird. </text:p>
      <text:p text:style-name="P1">Im Buero muss es neuen, modernen Geraete geben, weil sie weniger Elektrizitaet verwenden. Grossen Fenster koennen die Strom auch sparen, weil es nicht noetig waere, das Licht anzuschalten. Eine gute Idee ist, die grosse Kartone zu haben, in die die Angestellte die verbrauchte Papier-und Plastikverpackungen sammeln werden, so dass diese Verpackungen recycelt werden werden. Ausserdem, man muss den Drucker vorsichtig benutzen, so selten wie moeglich. Die Dokumente <text:s/>koennen durch die E-Mail gesandt werden. </text:p>
      <text:p text:style-name="P1">Man muss die Klimaanlage nicht ueber das Mass benutzen, weil fuer die Umwelt sehr kostspielig <text:s/>sein kann. Die Pflanzen helfen gegen Luftverschmutzung (sie verbessern die Luftsqualita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lorin Micu</meta:initial-creator>
    <meta:creation-date>2010-06-10T14:54:02</meta:creation-date>
    <dc:date>2010-06-10T16:10:42</dc:date>
    <dc:creator>Florin Micu</dc:creator>
    <meta:editing-duration>PT01H16M42S</meta:editing-duration>
    <meta:editing-cycles>47</meta:editing-cycles>
    <meta:generator>OpenOffice.org/3.2$Unix OpenOffice.org_project/320m12$Build-9483</meta:generator>
    <meta:document-statistic meta:table-count="0" meta:image-count="0" meta:object-count="0" meta:page-count="1" meta:paragraph-count="4" meta:word-count="153" meta:character-count="1081"/>
  </office:meta>
</office:document-meta>
</file>